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FF7AEDE4F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TextBody">
      <style:text-properties officeooo:paragraph-rsid="0023a314"/>
    </style:style>
    <style:style style:name="P6" style:family="paragraph" style:parent-style-name="OOoTextBody">
      <style:text-properties officeooo:paragraph-rsid="002861c3"/>
    </style:style>
    <style:style style:name="P7" style:family="paragraph" style:parent-style-name="OOoTextBody">
      <style:text-properties officeooo:rsid="005e68eb" officeooo:paragraph-rsid="002861c3"/>
    </style:style>
    <style:style style:name="P8" style:family="paragraph" style:parent-style-name="OOoDefinition">
      <style:text-properties officeooo:paragraph-rsid="001af45b"/>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TextBody" style:master-page-name="">
      <style:paragraph-properties style:page-number="auto" fo:break-before="auto" fo:break-after="auto">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DefinitionTerm" style:master-page-name="">
      <style:paragraph-properties style:page-number="auto"/>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officeooo:paragraph-rsid="0023a314"/>
    </style:style>
    <style:style style:name="P18" style:family="paragraph" style:parent-style-name="OOoTableText">
      <style:text-properties officeooo:rsid="0023a314" officeooo:paragraph-rsid="0023a314"/>
    </style:style>
    <style:style style:name="P19"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4" style:family="paragraph" style:parent-style-name="OOoFigure">
      <style:text-properties officeooo:paragraph-rsid="00190d66"/>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Heading_20_1" style:master-page-name="OOoCopyright">
      <style:paragraph-properties style:page-number="auto"/>
    </style:style>
    <style:style style:name="P27" style:family="paragraph" style:parent-style-name="OOoHeading_20_1" style:master-page-name="OOoPageStyle">
      <style:paragraph-properties style:page-number="auto"/>
    </style:style>
    <style:style style:name="P28" style:family="paragraph" style:parent-style-name="OOoTextBody">
      <style:text-properties officeooo:rsid="0029f313" officeooo:paragraph-rsid="0029f313"/>
    </style:style>
    <style:style style:name="P29" style:family="paragraph" style:parent-style-name="OOoContents_20_2">
      <style:paragraph-properties>
        <style:tab-stops>
          <style:tab-stop style:position="16.501cm" style:type="right" style:leader-style="dotted" style:leader-text="."/>
        </style:tab-stops>
      </style:paragraph-properties>
    </style:style>
    <style:style style:name="P30" style:family="paragraph" style:parent-style-name="OOoHeading_20_2">
      <style:text-properties officeooo:paragraph-rsid="002861c3"/>
    </style:style>
    <style:style style:name="P31" style:family="paragraph" style:parent-style-name="OOoHeading_20_2">
      <style:text-properties officeooo:paragraph-rsid="0023a314"/>
    </style:style>
    <style:style style:name="P32" style:family="paragraph" style:parent-style-name="OOoHeading_20_2">
      <style:text-properties officeooo:paragraph-rsid="0018dfb6"/>
    </style:style>
    <style:style style:name="P33" style:family="paragraph" style:parent-style-name="OOoDefinition">
      <style:text-properties officeooo:paragraph-rsid="00292880"/>
    </style:style>
    <style:style style:name="P34" style:family="paragraph" style:parent-style-name="OOoNum_20_123_20_Cont.">
      <style:text-properties officeooo:paragraph-rsid="0018dfb6"/>
    </style:style>
    <style:style style:name="P35" style:family="paragraph" style:parent-style-name="OOoNum_20_123_20_Cont." style:list-style-name="OOoNum_20_123">
      <style:text-properties officeooo:paragraph-rsid="001c6f67"/>
    </style:style>
    <style:style style:name="P36" style:family="paragraph" style:parent-style-name="OOoNum_20_123_20_Cont." style:list-style-name="OOoNum_20_123">
      <style:text-properties officeooo:paragraph-rsid="001da8a9"/>
    </style:style>
    <style:style style:name="P37" style:family="paragraph" style:parent-style-name="OOoNum_20_123_20_Cont.">
      <style:text-properties officeooo:paragraph-rsid="001c6f67"/>
    </style:style>
    <style:style style:name="P38" style:family="paragraph" style:parent-style-name="OOoNum_20_123_20_End">
      <style:text-properties officeooo:paragraph-rsid="0018dfb6"/>
    </style:style>
    <style:style style:name="P39" style:family="paragraph" style:parent-style-name="OOoNum_20_123_20_End" style:list-style-name="OOoNum_20_123">
      <style:text-properties officeooo:paragraph-rsid="001da8a9"/>
    </style:style>
    <style:style style:name="P40" style:family="paragraph" style:parent-style-name="OOoNewChapter" style:master-page-name="OOoFirstPage">
      <style:paragraph-properties style:page-number="auto"/>
    </style:style>
    <style:style style:name="P41" style:family="paragraph" style:parent-style-name="OOoNum_20_123_20_Start">
      <style:text-properties officeooo:paragraph-rsid="0018dfb6"/>
    </style:style>
    <style:style style:name="P42" style:family="paragraph" style:parent-style-name="OOoNum_20_123_20_Start">
      <style:text-properties officeooo:paragraph-rsid="001c6f67"/>
    </style:style>
    <style:style style:name="P43"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6f67" style:font-style-asian="italic" style:font-style-complex="italic"/>
    </style:style>
    <style:style style:name="T6" style:family="text">
      <style:text-properties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d617" style:font-weight-asian="normal" style:font-weight-complex="normal"/>
    </style:style>
    <style:style style:name="T9" style:family="text">
      <style:text-properties style:font-name="Times New Roman"/>
    </style:style>
    <style:style style:name="T10" style:family="text">
      <style:text-properties style:font-name="Wingdings"/>
    </style:style>
    <style:style style:name="T11" style:family="text">
      <style:text-properties fo:language="en" fo:country="US"/>
    </style:style>
    <style:style style:name="T12" style:family="text">
      <style:text-properties style:font-name="Liberation Sans" fo:font-size="11pt"/>
    </style:style>
    <style:style style:name="T13" style:family="text">
      <style:text-properties fo:background-color="transparent" loext:char-shading-value="0"/>
    </style:style>
    <style:style style:name="T14" style:family="text">
      <style:text-properties style:font-name="Times New Roman1" fo:font-size="12pt" style:letter-kerning="true"/>
    </style:style>
    <style:style style:name="T15" style:family="text">
      <style:text-properties style:font-name="Times New Roman1" fo:font-size="11pt"/>
    </style:style>
    <style:style style:name="T16" style:family="text">
      <style:text-properties style:use-window-font-color="true"/>
    </style:style>
    <style:style style:name="T17" style:family="text">
      <style:text-properties style:use-window-font-color="true" style:font-name="Times New Roman1" fo:font-size="11pt"/>
    </style:style>
    <style:style style:name="T18" style:family="text">
      <style:text-properties style:use-window-font-color="true" fo:font-style="italic"/>
    </style:style>
    <style:style style:name="T19" style:family="text">
      <style:text-properties officeooo:rsid="0018dfb6"/>
    </style:style>
    <style:style style:name="T20" style:family="text">
      <style:text-properties fo:font-weight="bold" style:font-weight-asian="bold" style:font-weight-complex="bold"/>
    </style:style>
    <style:style style:name="T21" style:family="text">
      <style:text-properties fo:font-style="normal" style:font-style-asian="normal" style:font-weight-asian="normal" style:font-style-complex="normal"/>
    </style:style>
    <style:style style:name="T22" style:family="text">
      <style:text-properties officeooo:rsid="001a4f1d"/>
    </style:style>
    <style:style style:name="T23" style:family="text">
      <style:text-properties officeooo:rsid="001ac3b0"/>
    </style:style>
    <style:style style:name="T24" style:family="text">
      <style:text-properties officeooo:rsid="00193d6d"/>
    </style:style>
    <style:style style:name="T25" style:family="text">
      <style:text-properties officeooo:rsid="001af45b"/>
    </style:style>
    <style:style style:name="T26" style:family="text">
      <style:text-properties officeooo:rsid="001c6f67"/>
    </style:style>
    <style:style style:name="T27" style:family="text">
      <style:text-properties officeooo:rsid="001da8a9"/>
    </style:style>
    <style:style style:name="T28" style:family="text">
      <style:text-properties officeooo:rsid="0021f09d"/>
    </style:style>
    <style:style style:name="T29" style:family="text">
      <style:text-properties officeooo:rsid="0023a314"/>
    </style:style>
    <style:style style:name="T30" style:family="text">
      <style:text-properties officeooo:rsid="00279e90"/>
    </style:style>
    <style:style style:name="T31" style:family="text">
      <style:text-properties officeooo:rsid="009fa96e"/>
    </style:style>
    <style:style style:name="T32" style:family="text">
      <style:text-properties officeooo:rsid="00289745"/>
    </style:style>
    <style:style style:name="T33" style:family="text">
      <style:text-properties officeooo:rsid="00292880"/>
    </style:style>
    <style:style style:name="T34" style:family="text">
      <style:text-properties officeooo:rsid="0029f313"/>
    </style:style>
    <style:style style:name="T35" style:family="text">
      <style:text-properties officeooo:rsid="002b9105"/>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40"/>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Začínáme s programem LibreOffice<text:hidden-paragraph text:condition="ooow:MD!=0"/></text:p>
      <text:p text:style-name="OOoHeading_20_0">Předmluva</text:p>
      <text:p text:style-name="OOoSubtitle"/>
      <text:p text:style-name="OOoTextBody"/>
      <text:section text:style-name="Sect1" text:name="Section1" text:condition="ooow:MD !=0" text:display="condition">
        <text:h text:style-name="P26" text:outline-level="1"><text:bookmark-start text:name="__RefHeading__3107_536839882"/>Autorská práva<text:bookmark-end text:name="__RefHeading__3107_536839882"/></text:h>
        <text:p text:style-name="P6">Tento dokument je duševním vlastnictvím dokumentačního týmu LibreOffice Copyright <text:span text:style-name="T9">©</text:span> <text:span text:style-name="T23">2012 - 2014</text:span>.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text:span text:style-name="T31">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1019_837524436"/>Přispěvatelé<text:bookmark-end text:name="__RefHeading__1019_837524436"/></text:h>
        <text:p text:style-name="P11">Jean Hollis Weber<text:tab/><text:span text:style-name="T19">Peter Schofield</text:span></text:p>
        <text:h text:style-name="OOoHeading_20_2" text:outline-level="2"><text:bookmark-start text:name="__RefHeading__1021_837524436"/>Zpětná vazba<text:bookmark-end text:name="__RefHeading__1021_837524436"/></text:h>
        <text:p text:style-name="P6">Připomínky a náměty k tomuto dokumentu posílejte v angličtině do e-mailové konference dokumentačního týmu na adresu: <text:a xlink:type="simple" xlink:href="mailto:documentation@global.libreoffice.org">documentation@global.libreoffice.org</text:a></text:p>
        <text:p text:style-name="P7"><text:span text:style-name="OOoStrongEmphasis">Poznámka:</text:span> Všechno, co do e-mailové konference pošlete, včetně e-mailové adresy a dalších osobních informací uvedených ve zprávě, bude veřejně viditelné bez možnosti smazání.</text:p>
        <text:h text:style-name="P30" text:outline-level="2"><text:bookmark-start text:name="__RefHeading__1023_837524436"/>Datum vydání a verze programu<text:bookmark-end text:name="__RefHeading__1023_837524436"/></text:h>
        <text:p text:style-name="OOoTextBody">Anglický originál byl vydán <text:span text:style-name="T35">20. června 2014</text:span>. Kapitola je určena pro LibreOffice <text:span text:style-name="T19">4.2</text:span>.</text:p>
        <text:p text:style-name="P43">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107_536839882" text:style-name="Internet_20_link" text:visited-style-name="Internet_20_link">Autorská práva<text:tab/>2</text:a></text:p>
            <text:p text:style-name="P29"><text:a xlink:type="simple" xlink:href="#__RefHeading__1019_837524436" text:style-name="Internet_20_link" text:visited-style-name="Internet_20_link">Přispěvatelé<text:tab/>2</text:a></text:p>
            <text:p text:style-name="P29"><text:a xlink:type="simple" xlink:href="#__RefHeading__1021_837524436" text:style-name="Internet_20_link" text:visited-style-name="Internet_20_link">Zpětná vazba<text:tab/>2</text:a></text:p>
            <text:p text:style-name="P29"><text:a xlink:type="simple" xlink:href="#__RefHeading__1023_837524436" text:style-name="Internet_20_link" text:visited-style-name="Internet_20_link">Datum vydání a verze programu<text:tab/>2</text:a></text:p>
            <text:p text:style-name="P25"><text:a xlink:type="simple" xlink:href="#__RefHeading__3109_536839882" text:style-name="Internet_20_link" text:visited-style-name="Internet_20_link">Pro koho je tato kniha určena?<text:tab/>4</text:a></text:p>
            <text:p text:style-name="P25"><text:a xlink:type="simple" xlink:href="#__RefHeading__6749_1241987491" text:style-name="Internet_20_link" text:visited-style-name="Internet_20_link">O čem je tato kniha?<text:tab/>4</text:a></text:p>
            <text:p text:style-name="P25"><text:a xlink:type="simple" xlink:href="#__RefHeading__6751_1241987491" text:style-name="Internet_20_link" text:visited-style-name="Internet_20_link">Kde lze získat pomoc<text:tab/>4</text:a></text:p>
            <text:p text:style-name="P29"><text:a xlink:type="simple" xlink:href="#__RefHeading__22027_697337876" text:style-name="Internet_20_link" text:visited-style-name="Internet_20_link">Systém nápovědy<text:tab/>4</text:a></text:p>
            <text:p text:style-name="P29"><text:a xlink:type="simple" xlink:href="#__RefHeading__22029_697337876" text:style-name="Internet_20_link" text:visited-style-name="Internet_20_link">Volně dostupná podpora na internetu<text:tab/>4</text:a></text:p>
            <text:p text:style-name="P29"><text:a xlink:type="simple" xlink:href="#__RefHeading__262303_271332650" text:style-name="Internet_20_link" text:visited-style-name="Internet_20_link">Placená podpora a školení<text:tab/>5</text:a></text:p>
            <text:p text:style-name="P25"><text:a xlink:type="simple" xlink:href="#__RefHeading__11088_1241987491" text:style-name="Internet_20_link" text:visited-style-name="Internet_20_link">Vaše verze může být jiná<text:tab/>5</text:a></text:p>
            <text:p text:style-name="P29"><text:a xlink:type="simple" xlink:href="#__RefHeading__1550_1307201209" text:style-name="Internet_20_link" text:visited-style-name="Internet_20_link">Ilustrace<text:tab/>5</text:a></text:p>
            <text:p text:style-name="P29"><text:a xlink:type="simple" xlink:href="#__RefHeading__7596_641027044" text:style-name="Internet_20_link" text:visited-style-name="Internet_20_link">Ikony<text:tab/>5</text:a></text:p>
            <text:p text:style-name="P25"><text:a xlink:type="simple" xlink:href="#__RefHeading__11174_1241987491" text:style-name="Internet_20_link" text:visited-style-name="Internet_20_link">Používání LibreOffice na systémech Mac<text:tab/>6</text:a></text:p>
            <text:p text:style-name="P25"><text:a xlink:type="simple" xlink:href="#__RefHeading__10924_1241987491" text:style-name="Internet_20_link" text:visited-style-name="Internet_20_link">Jak se jednotlivé prvky nazývají?<text:tab/>6</text:a></text:p>
            <text:p text:style-name="P25"><text:a xlink:type="simple" xlink:href="#__RefHeading__1552_1307201209" text:style-name="Internet_20_link" text:visited-style-name="Internet_20_link">Kdo tuto knihu napsal?<text:tab/>7</text:a></text:p>
            <text:p text:style-name="P25"><text:a xlink:type="simple" xlink:href="#__RefHeading__6761_1241987491" text:style-name="Internet_20_link" text:visited-style-name="Internet_20_link">Poděkování<text:tab/>7</text:a></text:p>
            <text:p text:style-name="P25"><text:a xlink:type="simple" xlink:href="#__RefHeading__6763_1241987491" text:style-name="Internet_20_link" text:visited-style-name="Internet_20_link">Často kladené otázky<text:tab/>8</text:a></text:p>
            <text:p text:style-name="P25"><text:a xlink:type="simple" xlink:href="#__RefHeading__11197_1646717133" text:style-name="Internet_20_link" text:visited-style-name="Internet_20_link">Co je nového v LibreOffice 4.2?<text:tab/>8</text:a></text:p>
          </text:index-body>
        </text:table-of-content>
        <text:p text:style-name="OOoTextBody"/>
      </text:section>
      <text:h text:style-name="P27" text:outline-level="1"><text:bookmark-start text:name="__RefHeading__3109_536839882"/>Pro koho je tato kniha určena?<text:bookmark-end text:name="__RefHeading__3109_536839882"/></text:h>
      <text:p text:style-name="OOoTextBody"><text:span text:style-name="T19">Knihu Začínáme s programem LibreOffice</text:span> ocení každý, kdo se chce rychle seznámit s kancelářským balíkem LibreOffice. Není přitom důležité, zda jde o úplného začátečníka nebo o zájemce který už má zkušenosti s jiným kancelářským balíkem.</text:p>
      <text:h text:style-name="OOoHeading_20_1" text:outline-level="1"><text:bookmark-start text:name="__RefHeading__6749_1241987491"/>O čem je tato kniha?<text:bookmark-end text:name="__RefHeading__6749_1241987491"/></text:h>
      <text:p text:style-name="OOoTextBody_5f_ListIntro">Tato kniha představuje hlavní programy LibreOffice:</text:p>
      <text:list xml:id="list345247346082985403" text:style-name="OOoBullets_20_1">
        <text:list-item>
          <text:p text:style-name="OOoList_20_1_20_Start">Writer (program pro zpracování textu)</text:p>
        </text:list-item>
        <text:list-item>
          <text:p text:style-name="OOoList_20_1_20_Cont.">Calc (tabulkový kalkulátor)</text:p>
        </text:list-item>
        <text:list-item>
          <text:p text:style-name="OOoList_20_1_20_Cont.">Impress (program na tvorbu prezentací)</text:p>
        </text:list-item>
        <text:list-item>
          <text:p text:style-name="OOoList_20_1_20_Cont.">Draw (program na kreslení vektorové grafiky)</text:p>
        </text:list-item>
        <text:list-item>
          <text:p text:style-name="OOoList_20_1_20_Cont.">Base (databáze)</text:p>
        </text:list-item>
        <text:list-item>
          <text:p text:style-name="OOoList_20_1_20_End">Math (editor vzorců)</text:p>
        </text:list-item>
      </text:list>
      <text:p text:style-name="OOoTextBody">Kromě toho v ní najdeme témata, které jsou společné pro všechny programy, včetně nastavování a přizpůsobení, stylů a šablon, záznamu maker a tisku. Další detaily lze nalézt v příručkách pro jednotlivé části LibreOffice.</text:p>
      <text:h text:style-name="OOoHeading_20_1" text:outline-level="1"><text:bookmark-start text:name="__RefHeading__6751_1241987491"/>Kde lze získat pomoc<text:bookmark-end text:name="__RefHeading__6751_1241987491"/></text:h>
      <text:p text:style-name="P10">Tato kniha, ostatní příručky pro <text:span text:style-name="T12">LibreOffice</text:span>, zabudovaná Nápověda a podpora uživatelů předpokládají, že uživatel má základní znalosti s prací na počítači, t. j. že dokáže spouštět programy a otevírat a ukládat soubory.</text:p>
      <text:h text:style-name="OOoHeading_20_2" text:outline-level="2"><text:bookmark-start text:name="__RefHeading__22027_697337876"/>Systém nápovědy<text:bookmark-end text:name="__RefHeading__22027_697337876"/></text:h>
      <text:p text:style-name="OOoTextBody"><text:span text:style-name="T12">LibreOffice</text:span> obsahuje rozsáhlý <text:alphabetical-index-mark-start text:id="IMark4591754016"/>systém nápovědy<text:alphabetical-index-mark-end text:id="IMark4591754016"/>, který je určen na pomoc při jeho používání. Nápověda je do češtiny přeložena jen částečně. <text:span text:style-name="T12">LibreOffice</text:span> však umožňuje nainstalovat nápovědu v češtině, která je přeložena kompletně.</text:p>
      <text:p text:style-name="OOoTextBody">Nápovědu lze zobrazit stisknutím klávesy <text:span text:style-name="OOoKeystroke">F1</text:span> nebo zvolením položky <text:span text:style-name="OOoMenuPath">Nápověda &gt; Nápověda LibreOffice</text:span> v hlavní nabídce. Kromě toho je možné aktivovat tipy nebo rozšířené tipy (použijeme <text:span text:style-name="OOoMenuPath">Nástroje</text:span> <text:span text:style-name="OOoMenuPath"><text:span text:style-name="T6">&gt;</text:span></text:span><text:span text:style-name="OOoMenuPath"> Možnosti </text:span><text:span text:style-name="OOoMenuPath"><text:span text:style-name="T6">&gt;</text:span></text:span><text:span text:style-name="OOoMenuPath"> LibreOffice </text:span><text:span text:style-name="OOoMenuPath"><text:span text:style-name="T6">&gt;</text:span></text:span><text:span text:style-name="OOoMenuPath"> Obecné</text:span> v hlavní nabídce).</text:p>
      <text:p text:style-name="P9">Pokud jsou povoleny tipy, po umístění kurzoru myši nad ikonu se zobrazí bublinový tip s krátkým popisem její funkcionality. Podrobnější vysvětlení získáme, pokud v hlavní nabídce zvolíme <text:span text:style-name="OOoMenuPath">Nápověda </text:span><text:span text:style-name="OOoMenuPath"><text:span text:style-name="T6">&gt;</text:span></text:span><text:span text:style-name="OOoMenuPath"> Co je to? </text:span><text:span text:style-name="OOoDefault">a kurzor myši podržíme nad ikonou.</text:span></text:p>
      <text:h text:style-name="OOoHeading_20_2" text:outline-level="2"><text:bookmark-start text:name="__RefHeading__22029_697337876"/>Volně dostupná podpora na internetu<text:bookmark-end text:name="__RefHeading__22029_697337876"/></text:h>
      <text:p text:style-name="OOoTextBody">Komunita LibreOffice kromě vývoje softwaru poskytuje bezplatnou podporu od dobrovolníků. Více informací najdeme v tabulce <text:sequence-ref text:reference-format="category-and-value" text:ref-name="refTable0">1</text:sequence-ref> na webové stránce <text:a xlink:type="simple" xlink:href="http://www.libreoffice.org/get-help/">http://cs.libreoffice.org/get-help/</text:a>. </text:p>
      <text:p text:style-name="P2"><text:span text:style-name="T30"/>Rozsáhlá <text:alphabetical-index-mark-start text:id="IMark4732183568"/>podpora<text:alphabetical-index-mark-end text:id="IMark4732183568"/> balíku LibreOffice je dostupná přes internet formou mailových konferencí <text:span text:style-name="T29">a</text:span> na <text:span text:style-name="T29">stránce Ask LibreOffice</text:span>. Kromě toho je dostupných mnoho webových stránek od uživatelů, které nabízejí bezplatné tipy a návody. Fórum <text:a xlink:type="simple" xlink:href="http://en.libreofficeforum.org/"><text:span text:style-name="T24"> http://en.libreofficeforum.org/</text:span></text:a> nabízí bezplatnou podporu pro LibreOffice.</text:p>
      <text:p text:style-name="P2"><text:span text:style-name="T24">Tato strana nabízí mimo jiné i podporu pro LibreOffice:<text:line-break/></text:span><text:a xlink:type="simple" xlink:href="http://forum.openoffice.org/en/forum/"><text:span text:style-name="T24"> http://forum.openoffice.cz/</text:span></text:a><text:span text:style-name="T24"> </text:span></text:p>
      <text:p text:style-name="OOoTableCaption"><text:soft-page-break/>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2">Bezplatná podpora LibreOffice</text:p>
            </table:table-cell>
            <table:covered-table-cell/>
          </table:table-row>
        </table:table-header-rows>
        <table:table-row table:style-name="Table2.1">
          <table:table-cell table:style-name="Table2.A2" office:value-type="string">
            <text:p text:style-name="P18">Ask LibreOffice</text:p>
          </table:table-cell>
          <table:table-cell table:style-name="Table2.A2" office:value-type="string">
            <text:p text:style-name="P17"><text:span text:style-name="T29">Otázky a odpovědi od komunity uživatelů LibreOffice<text:line-break/></text:span><text:a xlink:type="simple" xlink:href="http://ask.libreoffice.org/en/questions/"><text:span text:style-name="T29"> http://ask.libreoffice.org/en/questions/</text:span></text:a><text:span text:style-name="T29"> </text:span></text:p>
          </table:table-cell>
        </table:table-row>
        <table:table-row table:style-name="Table2.1">
          <table:table-cell table:style-name="Table2.A2" office:value-type="string">
            <text:p text:style-name="OOoTableText"><text:alphabetical-index-mark-start text:id="IMark4732183568"/>Dokumentace<text:alphabetical-index-mark-end text:id="IMark4732183568"/></text:p>
          </table:table-cell>
          <table:table-cell table:style-name="Table2.A2" office:value-type="string">
            <text:p text:style-name="OOoTableText"><text:alphabetical-index-mark text:string-value="Uživatelské návody"/><text:span text:style-name="T13">Uživatelské příručky, návody typu jak něco udělat a dokumentace. </text:span><text:a xlink:type="simple" xlink:href="http://www.libreoffice.org/get-help/documentation/"><text:span text:style-name="T13">http://cs.libreoffice.org/get-help/documentation/</text:span></text:a><text:span text:style-name="T13"><text:line-break/></text:span><text:a xlink:type="simple" xlink:href="https://wiki.documentfoundation.org/Documentation/Publications"><text:span text:style-name="T13">https://wiki.documentfoundation.org/Documentation/Publications</text:span></text:a><text:span text:style-name="T13"> </text:span></text:p>
          </table:table-cell>
        </table:table-row>
        <table:table-row table:style-name="Table2.1">
          <table:table-cell table:style-name="Table2.A2" office:value-type="string">
            <text:p text:style-name="OOoTableText">Časté otázky</text:p>
          </table:table-cell>
          <table:table-cell table:style-name="Table2.A2" office:value-type="string">
            <text:p text:style-name="OOoTableText"><text:span text:style-name="OOoDefault">Odpovědi na často kladené otázky</text:span><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E-mailové konference</text:p>
          </table:table-cell>
          <table:table-cell table:style-name="Table2.A2" office:value-type="string">
            <text:p text:style-name="OOoTableText">Podpora od komunity poskytovaná sítí zkušených uživatelů<text:line-break/><text:a xlink:type="simple" xlink:href="http://www.libreoffice.org/get-help/mailing-lists/"><text:span text:style-name="T13">http://cs.libreoffice.org/get-help/mailing-lists/</text:span></text:a></text:p>
          </table:table-cell>
        </table:table-row>
        <table:table-row table:style-name="Table2.1">
          <table:table-cell table:style-name="Table2.A6" office:value-type="string">
            <text:p text:style-name="OOoTableText"><text:alphabetical-index-mark text:string-value="slovenská a česká podpora"/>Slovenská a česká podpora</text:p>
          </table:table-cell>
          <table:table-cell table:style-name="Table2.A6" office:value-type="string">
            <text:p text:style-name="OOoTableText">Webová stránka v českém jazyce. <text:line-break/><text:a xlink:type="simple" xlink:href="http://www.libreoffice.org/international-sites/"><text:span text:style-name="T13">https://cs.libreoffice.org/</text:span></text:a></text:p>
            <text:p text:style-name="OOoTableText"><text:span text:style-name="T13">Česká e-mailová konference<text:line-break/></text:span><text:a xlink:type="simple" xlink:href="http://wiki.documentfoundation.org/Local_Mailing_Lists"><text:span text:style-name="T13">https://wiki.documentfoundation.org/Local_Mailing_Lists#Czech_.2F_.C4.8Ce.C5.A1tina</text:span></text:a></text:p>
          </table:table-cell>
        </table:table-row>
        <table:table-row table:style-name="Table2.1">
          <table:table-cell table:style-name="Table2.A2" office:value-type="string">
            <text:p text:style-name="OOoTableText">Možnosti zpřístupnění</text:p>
          </table:table-cell>
          <table:table-cell table:style-name="Table2.A2" office:value-type="string">
            <text:p text:style-name="OOoTableText">Informace o dostupných možnostech pro zlepšení přístupnosti <text:a xlink:type="simple" xlink:href="http://www.libreoffice.org/get-help/accessibility/">http://cs.libreoffice.org/get-help/accessibility/</text:a></text:p>
          </table:table-cell>
        </table:table-row>
      </table:table>
      <text:h text:style-name="P31" text:outline-level="2"><text:bookmark-start text:name="__RefHeading__262303_271332650"/>Placená podpora a školení<text:bookmark-end text:name="__RefHeading__262303_271332650"/></text:h>
      <text:p text:style-name="P5">Další možností pro získání podpory nebo školení je využití placených služeb<text:span text:style-name="T14">. </text:span>Servisní smlouvy lze objednat od prodejce nebo poradenské firmy specializující se na LibreOffice<text:span text:style-name="T14">.</text:span></text:p>
      <text:h text:style-name="OOoHeading_20_1" text:outline-level="1"><text:bookmark-start text:name="__RefHeading__11088_1241987491"/>Vaše verze může být jiná<text:bookmark-end text:name="__RefHeading__11088_1241987491"/></text:h>
      <text:h text:style-name="P32" text:outline-level="2"><text:bookmark-start text:name="__RefHeading__1550_1307201209"/>Ilustrace<text:bookmark-end text:name="__RefHeading__1550_1307201209"/></text:h>
      <text:p text:style-name="P4">LibreOffice lze instalovat a spouštět v operačních systémech Windows, Linux a Mac OS X, přičemž každý z nich má několik verzí a uživatelé si je mohou přizpůsobit (písma, barvy, témata vzhledu, správce oken). Ilustrace v toto návodu byly vytvořeny v různých operačních systémech a na různých počítačích. Proto je možné, že některé prvky v ilustracích nebudou přesně takové, jak je vidíme na svém počítači.</text:p>
      <text:p text:style-name="P4">Některá dialogová okna mohou být jiné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4944372357207662527" text:style-name="OOoNum_20_123">
        <text:list-item>
          <text:p text:style-name="P41">V operačních systémech Linux a Windows v hlavní nabídce zvolíme <text:span text:style-name="T20">Nástroje &gt; Možnosti &gt; LibreOffice &gt; Obecné</text:span>, čímž se otevře okno s obecnými nastaveními.</text:p>
        </text:list-item>
        <text:list-item>
          <text:p text:style-name="P34">V operačním systému Mac toto okno otevřeme v hlavní nabídce zvolením <text:span text:style-name="T20">LibreOffice &gt; Preferences &gt; General</text:span>.</text:p>
        </text:list-item>
        <text:list-item>
          <text:p text:style-name="P34">V části <text:span text:style-name="T4">Dialogová okna Otevřít / Uložit</text:span> a v části <text:span text:style-name="T5">Dialogové okna tisku</text:span> (<text:span text:style-name="T26">pouze v operačních systémech Linux a Mac OS X</text:span>) zaškrtneme možnost <text:span text:style-name="T4">Použít dialogy LibreOffice</text:span> .</text:p>
        </text:list-item>
        <text:list-item>
          <text:p text:style-name="P38">Kliknutím na <text:span text:style-name="T20">OK</text:span> uložíme nové nastavení a okno zavřeme.</text:p>
        </text:list-item>
      </text:list>
      <text:h text:style-name="P32" text:outline-level="2"><text:bookmark-start text:name="__RefHeading__7596_641027044"/>Ikony<text:bookmark-end text:name="__RefHeading__7596_641027044"/></text:h>
      <text:p text:style-name="P4">Ikony, které opravdu uvidíme ve své verzi LibreOffice, se mohou lišit od ikon, které jsou zobrazeny v této příručce. Snímky obrazovky byly dělány v standardní instalaci LibreOffice, v níž byla zvolena sada ikon Galaxy.</text:p>
      <text:p text:style-name="OOoTextBody_5f_ListIntro"><text:soft-page-break/>Tuto sadu můžeme nastavit podle následujícího návodu:</text:p>
      <text:list xml:id="list152920488254223" text:continue-list="list4944372357207662527" text:style-name="OOoNum_20_123">
        <text:list-item text:start-value="1">
          <text:p text:style-name="P41">V operačních systémech Linux a Windows v hlavní nabídce zvolíme <text:span text:style-name="T20">Nástroje &gt; Možnosti &gt; LibreOffice &gt; Zobrazení</text:span>, čímž se otevře okno pro nastavení vzhledu.</text:p>
        </text:list-item>
        <text:list-item>
          <text:p text:style-name="P34">V operačním systému Mac toto okno otevřeme v hlavní nabídce <text:span text:style-name="T20">LibreOffice &gt; Preferences &gt; View</text:span>.</text:p>
        </text:list-item>
        <text:list-item>
          <text:p text:style-name="P34">V rozbalovací nabídce <text:span text:style-name="T4">Uživatelské rozhraní &gt; Velikost a styl ikon</text:span> vybereme <text:span text:style-name="T4">Galaxy</text:span><text:span text:style-name="T27"/>.</text:p>
        </text:list-item>
        <text:list-item>
          <text:p text:style-name="P38">Kliknutím na <text:span text:style-name="T20">OK</text:span> uložíme nové nastavení a okno zavřeme.</text:p>
        </text:list-item>
      </text:list>
      <table:table table:name="Table4" table:style-name="Table4">
        <table:table-column table:style-name="Table4.A"/>
        <table:table-column table:style-name="Table4.B"/>
        <table:table-row>
          <table:table-cell table:style-name="Table4.A1" office:value-type="string">
            <text:p text:style-name="P20">Poznámka</text:p>
          </table:table-cell>
          <table:table-cell table:style-name="Table4.B1" office:value-type="string">
            <text:p text:style-name="P21">V některých distribucích operačního systému Linux, jako například v Ubuntu, je LibreOffice dostupný v úložišti softwaru, odkud je také nainstalován. Sada ikonGalaxy přitom není standardně <text:span text:style-name="T22">nainstalována</text:span><text:span text:style-name="T22"/> . Z tohoto úložiště si ji však můžeme nainstalovat.</text:p>
          </table:table-cell>
        </table:table-row>
      </table:table>
      <text:h text:style-name="OOoHeading_20_1" text:outline-level="1"><text:bookmark-start text:name="__RefHeading__11174_1241987491"/>Používání LibreOffice na systémech Mac<text:bookmark-end text:name="__RefHeading__11174_1241987491"/></text:h>
      <text:p text:style-name="P12"><text:span text:style-name="OOoDefault">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Windows nebo Linux</text:p>
          </table:table-cell>
          <table:table-cell table:style-name="Table1.A1" office:value-type="string">
            <text:p text:style-name="P23">Ekvivalent pro Mac</text:p>
          </table:table-cell>
          <table:table-cell table:style-name="Table1.A1" office:value-type="string">
            <text:p text:style-name="P23">Význam</text:p>
          </table:table-cell>
        </table:table-row>
        <table:table-row table:style-name="Table1.1">
          <table:table-cell table:style-name="Table1.A2" office:value-type="string">
            <text:p text:style-name="P15">výběr v nabídce <text:span text:style-name="OOoMenuPath"><text:span text:style-name="T6">Nástroje &gt; Možnosti</text:span></text:span></text:p>
          </table:table-cell>
          <table:table-cell table:style-name="Table1.A2" office:value-type="string">
            <text:p text:style-name="P15"><text:span text:style-name="OOoMenuPath">LibreOffice &gt; Předvolby</text:span></text:p>
          </table:table-cell>
          <table:table-cell table:style-name="Table1.A2" office:value-type="string">
            <text:p text:style-name="P15">Otevře nastavení s možnostmi</text:p>
          </table:table-cell>
        </table:table-row>
        <table:table-row table:style-name="Table1.1">
          <table:table-cell table:style-name="Table1.A2" office:value-type="string">
            <text:p text:style-name="P15"><text:span text:style-name="OOoKeystroke">Klepnutí pravým tlačítkem</text:span></text:p>
          </table:table-cell>
          <table:table-cell table:style-name="Table1.A2" office:value-type="string">
            <text:p text:style-name="P16"><text:span text:style-name="OOoKeystroke">Control+klepnutí</text:span><text:span text:style-name="OOoDefault"><text:span text:style-name="T21"> a/nebo </text:span></text:span><text:span text:style-name="OOoKeystroke">klepnutí-pravým-tlačítkem</text:span><text:span text:style-name="OOoDefault"><text:span text:style-name="T21">  v závislosti na operačním systému počítače</text:span></text:span></text:p>
          </table:table-cell>
          <table:table-cell table:style-name="Table1.A2" office:value-type="string">
            <text:p text:style-name="P15">Otevře se místní nabídka</text:p>
          </table:table-cell>
        </table:table-row>
        <table:table-row table:style-name="Table1.1">
          <table:table-cell table:style-name="Table1.A2" office:value-type="string">
            <text:p text:style-name="P15"><text:span text:style-name="OOoKeystroke">Ctrl (Control)</text:span></text:p>
          </table:table-cell>
          <table:table-cell table:style-name="Table1.A2" office:value-type="string">
            <text:p text:style-name="P15"><text:span text:style-name="T10">z</text:span> <text:span text:style-name="T4">(Command)</text:span></text:p>
          </table:table-cell>
          <table:table-cell table:style-name="Table1.A2" office:value-type="string">
            <text:p text:style-name="P15">Používá se i s jinými klávesami</text:p>
          </table:table-cell>
        </table:table-row>
        <table:table-row table:style-name="Table1.1">
          <table:table-cell table:style-name="Table1.A2" office:value-type="string">
            <text:p text:style-name="P15"><text:span text:style-name="OOoKeystroke">F5</text:span></text:p>
          </table:table-cell>
          <table:table-cell table:style-name="Table1.A2" office:value-type="string">
            <text:p text:style-name="P15"><text:span text:style-name="OOoKeystroke">Shift</text:span>+<text:span text:style-name="T10">z</text:span>+<text:span text:style-name="OOoKeystroke">F5</text:span></text:p>
          </table:table-cell>
          <table:table-cell table:style-name="Table1.A2" office:value-type="string">
            <text:p text:style-name="P15">Otevřete Navigátor</text:p>
          </table:table-cell>
        </table:table-row>
        <table:table-row table:style-name="Table1.1">
          <table:table-cell table:style-name="Table1.A2" office:value-type="string">
            <text:p text:style-name="P15"><text:span text:style-name="OOoKeystroke">F11</text:span></text:p>
          </table:table-cell>
          <table:table-cell table:style-name="Table1.A2" office:value-type="string">
            <text:p text:style-name="P15"><text:span text:style-name="T10">z</text:span>+<text:span text:style-name="T4">T</text:span></text:p>
          </table:table-cell>
          <table:table-cell table:style-name="Table1.A2" office:value-type="string">
            <text:p text:style-name="P15">Otevře okno Styly a formátování.</text:p>
          </table:table-cell>
        </table:table-row>
      </table:table>
      <text:h text:style-name="OOoHeading_20_1" text:outline-level="1"><text:bookmark-start text:name="__RefHeading__10924_1241987491"/>Jak se jednotlivé prvky nazývají?<text:bookmark-end text:name="__RefHeading__10924_1241987491"/></text:h>
      <text:p text:style-name="P13">Pojmy používané v LibreOffice pro označování prvků <text:alphabetical-index-mark text:string-value="uživatelské rozhraní, části"/><text:span text:style-name="OOoEmphasis">uživatelského rozhraní</text:span> jsou stejné jako ve většině jiných programů.</text:p>
      <text:p text:style-name="OOoTextBody_5f_ListIntro"><text:span text:style-name="OOoEmphasis">Dialogové okno</text:span> je speciální typ okna. Jeho účelem je o něčem informovat, vyžádat si vstup nebo obojí najednou. Okno obsahuje ovládací prvky, které je možné použít k provedení nějaké akce. Názvy běžných ovládacích prvků jsou uvedeny na obrázku <text:sequence-ref text:reference-format="category-and-value" text:ref-name="refFigure0">1</text:sequence-ref>. V této knize ve většině případů nebudeme používat technické pojmy, ale je užitečné je poznat, protože Nápověda a další zdroje informací je často používají.</text:p>
      <text:list xml:id="list152922055336229" text:continue-list="list152920488254223" text:style-name="OOoNum_20_123">
        <text:list-item text:start-value="1">
          <text:p text:style-name="P42">Karta stránky (angl. Tabbed page, tab), které slouží k přepínání karet.</text:p>
        </text:list-item>
        <text:list-item>
          <text:p text:style-name="P35">Přepínače (angl. Radio buttons), zvolená může být vždy jen jedna položka.</text:p>
        </text:list-item>
        <text:list-item>
          <text:p text:style-name="P35">Zaškrtávací pole (angl. Checkbox), může být zvoleno několik položek najednou.</text:p>
        </text:list-item>
        <text:list-item>
          <text:p text:style-name="P35">Číselník (angl. Spin box). Kliknutím na šipky můžeme číslo zmenšit nebo zvětšit, nebo jej můžeme přímo zadat v textové části.</text:p>
        </text:list-item>
        <text:list-item>
          <text:p text:style-name="P37">Náhled.</text:p>
        </text:list-item>
        <text:list-item>
          <text:p text:style-name="P36">Z rozbalovacího seznamu, zvolíme námi požadovanou položku.</text:p>
        </text:list-item>
        <text:list-item>
          <text:p text:style-name="P39">Tlačítka (angl. Push buttons).</text:p>
        </text:list-item>
      </text:list>
      <text:p text:style-name="P24"><text:soft-page-break/><draw:frame draw:style-name="fr1" draw:name="Frame12" text:anchor-type="as-char" svg:width="14cm" draw:z-index="0"><draw:text-box fo:min-height="10.345cm"><text:p text:style-name="P24"><draw:frame draw:style-name="fr3" draw:name="graphics1" text:anchor-type="as-char" svg:width="14cm" svg:height="9.55cm" draw:z-index="1"><draw:image xlink:href="Pictures/10000201000002ED000001FF7AEDE4FD.png" xlink:type="simple" xlink:show="embed" xlink:actuate="onLoad"/></draw:frame></text:p><text:p text:style-name="OOoFigureCaption">Obrázek <text:sequence text:ref-name="refFigure0" text:name="Figure" text:formula="ooow:Figure+1" style:num-format="1">1 </text:sequence>: Dialogové okno, ve kterém jsou použity běžné ovládací prvky</text:p></draw:text-box></draw:frame></text:p>
      <text:p text:style-name="P3">Ve většině případů můžeme během doby, kdy je otevřeno dialogové okno, pracovat pouze s tímto oknem a se samotným dokumentem ne. V práci s dokumentem je možné pokračovat až poté, kdy dialogové okno zavřeme (obvykle kliknutím na <text:span text:style-name="OOoMenuPath">OK</text:span> nebo jiné tlačítko, které uloží změny a zavře okno).</text:p>
      <text:p text:style-name="P3">Některá dialogová okna je možné ponechat otevřené i během práce a přepínat se mezi nimi a dokumentem. Příkladem takového okna je okno Najít a nahradit.</text:p>
      <text:h text:style-name="OOoHeading_20_1" text:outline-level="1"><text:bookmark-start text:name="__RefHeading__1552_1307201209"/>Kdo tuto knihu napsal?<text:bookmark-end text:name="__RefHeading__1552_1307201209"/></text:h>
      <text:p text:style-name="OOoTextBody">Tato kniha byla napsána a přeložena dobrovolníky z komunity programu LibreOffice. Zisk z prodeje její tištěné verze bude použit ve prospěch komunity.</text:p>
      <text:h text:style-name="OOoHeading_20_1" text:outline-level="1"><text:bookmark-start text:name="__RefHeading__6761_1241987491"/>Poděkování<text:bookmark-end text:name="__RefHeading__6761_1241987491"/></text:h>
      <text:p text:style-name="OOoTextBody_5f_ListIntro">Tato kniha byla <text:span text:style-name="T32">napsána</text:span> na základě knihy <text:span text:style-name="OOoEmphasis">Začínáme s LibreOffice 3.3</text:span>. Autoři této knihy jsou:</text:p>
      <text:p text:style-name="P19">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text:soft-page-break/>Často kladené otázky<text:bookmark-end text:name="__RefHeading__6763_1241987491"/></text:h>
      <text:p text:style-name="P14"><text:reference-mark-start text:name="How is OOo licensed?"/>Jakou licenci LibreOffice používá?<text:reference-mark-end text:name="How is OOo licensed?"/></text:p>
      <text:p text:style-name="P33"><text:span text:style-name="T7">LibreOffice </text:span><text:span text:style-name="T8">4.2</text:span><text:span text:style-name="T7"> je šířená pod licencí <text:span text:style-name="T33">Mozilla</text:span> Public License (<text:span text:style-name="T33">M</text:span>PL) schválená od </text:span><text:alphabetical-index-mark-start text:id="IMark4591754016"/>Open Source Initiative (OSI)<text:alphabetical-index-mark-end text:id="IMark4591754016"/>. <text:span text:style-name="T33">M</text:span>PL <text:alphabetical-index-mark text:string-value="LibreOffice, licenční podmínky"/>licence je dostupná z <text:a xlink:type="simple" xlink:href="http://www.mozilla.org/MPL/2.0/"><text:span text:style-name="T33">http://www.mozilla.org/MPL/2.0/</text:span></text:a><text:span text:style-name="T33">.</text:span></text:p>
      <text:p text:style-name="OOoDefinitionTerm">Mohu LibreOffice dále distribuovat, rozdávat a šířit? <text:span text:style-name="T34">Mohu LibreOffice prodávat? Mohu LibreOffice používat pro komerční účely a ve své firmě?</text:span></text:p>
      <text:p text:style-name="OOoDefinition">Ano</text:p>
      <text:p text:style-name="OOoDefinitionTerm">Na kolik počítačů mohu LibreOffice nainstalovat?</text:p>
      <text:p text:style-name="OOoDefinition">Na libovolný počet.</text:p>
      <text:p text:style-name="OOoDefinitionTerm">Je LibreOffice dostupný v mém jazyku?</text:p>
      <text:p text:style-name="OOoDefinition"><text:span text:style-name="T16">LibreOffice byl lokalizován do více než čtyřiceti jazyků, takže požadovaný jazyk asi je podporován</text:span>. Navíc ,<text:span text:style-name="T17"> k</text:span><text:span text:style-name="T16"> dispozici je více než 70 </text:span><text:span text:style-name="T18">s</text:span><text:span text:style-name="T3">lovníků</text:span>, <text:span text:style-name="T4">dělení slov</text:span>, a <text:span text:style-name="T4">slovník synonym</text:span> <text:span text:style-name="T16"> pro jazyky a dialekty, do kterých není lokalizované uživatelské rozhraní . Tyto slovníky jsou dostupné na stránce LibreOffice: </text:span><text:a xlink:type="simple" xlink:href="http://www.libreoffice.org/"><text:span text:style-name="Internet_20_link">cs.libreoffice.org</text:span></text:a><text:span text:style-name="T16">.</text:span></text:p>
      <text:p text:style-name="OOoDefinitionTerm">Jak je možné, že program LibreOffice je dostupný zdarma?</text:p>
      <text:p text:style-name="P8">LibreOffice vyvíjejí a udržují dobrovolníci s podporou více <text:span text:style-name="T25">firem</text:span>.</text:p>
      <text:p text:style-name="OOoDefinitionTerm">Vyvíjím softwarovou aplikaci<text:span text:style-name="T15">. </text:span>Mohu použít zdrojový kód LibreOffice v mém programu?</text:p>
      <text:p text:style-name="P33">Ano, v rámci podmínek určených licencí <text:span text:style-name="T33">MPL</text:span>. Přečtěte si licenci: <text:a xlink:type="simple" xlink:href="http://www.mozilla.org/MPL/2.0/"><text:span text:style-name="T33">http://www.mozilla.org/MPL/2.0/</text:span></text:a><text:span text:style-name="T33">.</text:span></text:p>
      <text:p text:style-name="OOoDefinitionTerm">Proč ke spuštění LibreOffice potřebuji Javu? Je napsán v Javě?</text:p>
      <text:p text:style-name="OOoDefinition">LibreOffice není <text:span text:style-name="T11">napsán</text:span> v Javě, je napsán v <text:span text:style-name="T11">jazyce</text:span> C++. Java je jedním z jazyků, který lze použít k jeho rozšiřování. Běhové prostředí Java (JDK/JRE) je třeba jen kvůli některým funkcím. Jednou z nich je například databázový stroj HSQLDB.</text:p>
      <text:p text:style-name="OOoDefinition">Poznámka: Java je dostupná bezplatně. Pokud byste Javu nechtěli používat, většina funkcí LibreOffice bude stále bezproblémově fungovat.</text:p>
      <text:p text:style-name="OOoDefinitionTerm">Jak mohu k LibreOffice přispět?</text:p>
      <text:p text:style-name="OOoDefinition">Při vývoji a uživatelské podpoře LibreOffice lze taktéž pomoci různými způsoby, přičemž programátorské zkušenosti nejsou nutné. Více informací lze nalézt na stránce: <text:a xlink:type="simple" xlink:href="http://www.documentfoundation.org/contribution/">http://www.documentfoundation.org/contribution/</text:a>.</text:p>
      <text:p text:style-name="OOoDefinitionTerm">Mohu pdf soubor této knihy dále distribuovat, případně ji i tisknout a prodávat?</text:p>
      <text:p text:style-name="OOoDefinition">Ano, pokud jsou splněny podmínky alespoň jedné z licencí, které jsou uvedeny na začátku této knihy. Nepotřebujete k tomu žádné speciální povolení. Jako <text:span text:style-name="T34">p</text:span>řispěvatelé k této knize však od vás požadujeme, abyste vzali v úvahu množství práce, které bylo na její psaní a překlad vynaložené, a abyste se podělili o část svého zisku.</text:p>
      <text:h text:style-name="OOoHeading_20_1" text:outline-level="1"><text:bookmark-start text:name="__RefHeading__11197_1646717133"/>Co je nového v LibreOffice 4.2?<text:bookmark-end text:name="__RefHeading__11197_1646717133"/></text:h>
      <text:p text:style-name="P28">Poznámky o vydání LibreOffice 4.2 (změny od verze 4.1): <text:a xlink:type="simple" xlink:href="https://wiki.documentfoundation.org/ReleaseNotes/4.2">https://wiki.documentfoundation.org/ReleaseNotes/4.2</text:a>.</text:p>
      <text:p text:style-name="P28">A také si můžeme přečíst poznámky k vydání LibreOffice 4.1 (změny od verze 4.0): <text:a xlink:type="simple" xlink:href="https://wiki.documentfoundation.org/ReleaseNotes/4.1">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děkování</text:chapter><text:tab/><text:page-number text:select-page="current">7</text:page-number></text:p>
      </style:footer>
      <style:footer-left>
        <text:p text:style-name="OOoFooter"><text:page-number text:select-page="current">8</text:page-number><text:tab/><text:title>Předmluva</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mluva</text:title><text:tab/><text:page-number text:select-page="current">3</text:page-number></text:p>
      </style:footer>
      <style:footer-left>
        <text:p text:style-name="OOoFooter"><text:page-number text:select-page="current">0</text:page-number><text:tab/><text:title>Předmluva</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Předmluva</dc:title>
    <meta:creation-date>2012-02-24T06:20:32</meta:creation-date>
    <meta:editing-cycles>47</meta:editing-cycles>
    <meta:editing-duration>PT6H36M52S</meta:editing-duration>
    <meta:initial-creator>Jean Hollis Weber</meta:initial-creator>
    <dc:date>2014-06-20T15:29:19.975008000</dc:date>
    <dc:creator>Jean Weber</dc:creator>
    <meta:document-statistic meta:table-count="3" meta:image-count="2" meta:object-count="0" meta:page-count="8" meta:paragraph-count="155" meta:word-count="1930" meta:character-count="12210" meta:non-whitespace-character-count="1043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